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3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7" table:default-cell-style-name="Default"/>
        <table:table-row table:style-name="ro3">
          <table:table-cell table:style-name="ce1" office:value-type="string">
            <text:p>Level</text:p>
          </table:table-cell>
          <table:table-cell table:style-name="ce1" office:value-type="string">
            <text:p>Level Multiplier </text:p>
          </table:table-cell>
          <table:table-cell table:style-name="Default"/>
          <table:table-cell table:number-columns-repeated="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54.0000 </text:p>
          </table:table-cell>
          <table:table-cell table:formula="of:=&quot;{&quot;&amp;[.A2]&amp;&quot;,&quot;&amp;[.B2]&amp;&quot;}&quot;" office:value-type="string" office:string-value="{1,54.0000 }">
            <text:p>{1,54.0000 }</text:p>
          </table:table-cell>
          <table:table-cell table:number-columns-repeated="6"/>
          <table:table-cell office:value-type="string">
            <text:p>1) copy from <text:a xlink:href="https://honkai-star-rail.fandom.com/wiki/Toughness#Weakness_Break">https://honkai-star-rail.fandom.com/wiki/Toughness#Weakness_Break</text:a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58.0000 </text:p>
          </table:table-cell>
          <table:table-cell table:formula="of:=&quot;,{&quot;&amp;[.A3]&amp;&quot;,&quot;&amp;[.B3]&amp;&quot;}&quot;" office:value-type="string" office:string-value=",{2,58.0000 }">
            <text:p>,{2,58.0000 }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62.0000 </text:p>
          </table:table-cell>
          <table:table-cell table:formula="of:=&quot;,{&quot;&amp;[.A4]&amp;&quot;,&quot;&amp;[.B4]&amp;&quot;}&quot;" office:value-type="string" office:string-value=",{3,62.0000 }">
            <text:p>,{3,62.0000 }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67.5264 </text:p>
          </table:table-cell>
          <table:table-cell table:formula="of:=&quot;,{&quot;&amp;[.A5]&amp;&quot;,&quot;&amp;[.B5]&amp;&quot;}&quot;" office:value-type="string" office:string-value=",{4,67.5264 }">
            <text:p>,{4,67.5264 }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70.5094 </text:p>
          </table:table-cell>
          <table:table-cell table:formula="of:=&quot;,{&quot;&amp;[.A6]&amp;&quot;,&quot;&amp;[.B6]&amp;&quot;}&quot;" office:value-type="string" office:string-value=",{5,70.5094 }">
            <text:p>,{5,70.5094 }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73.5228 </text:p>
          </table:table-cell>
          <table:table-cell table:formula="of:=&quot;,{&quot;&amp;[.A7]&amp;&quot;,&quot;&amp;[.B7]&amp;&quot;}&quot;" office:value-type="string" office:string-value=",{6,73.5228 }">
            <text:p>,{6,73.5228 }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76.5660 </text:p>
          </table:table-cell>
          <table:table-cell table:formula="of:=&quot;,{&quot;&amp;[.A8]&amp;&quot;,&quot;&amp;[.B8]&amp;&quot;}&quot;" office:value-type="string" office:string-value=",{7,76.5660 }">
            <text:p>,{7,76.5660 }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79.6385 </text:p>
          </table:table-cell>
          <table:table-cell table:formula="of:=&quot;,{&quot;&amp;[.A9]&amp;&quot;,&quot;&amp;[.B9]&amp;&quot;}&quot;" office:value-type="string" office:string-value=",{8,79.6385 }">
            <text:p>,{8,79.6385 }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82.7395 </text:p>
          </table:table-cell>
          <table:table-cell table:formula="of:=&quot;,{&quot;&amp;[.A10]&amp;&quot;,&quot;&amp;[.B10]&amp;&quot;}&quot;" office:value-type="string" office:string-value=",{9,82.7395 }">
            <text:p>,{9,82.7395 }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85.8684 </text:p>
          </table:table-cell>
          <table:table-cell table:formula="of:=&quot;,{&quot;&amp;[.A11]&amp;&quot;,&quot;&amp;[.B11]&amp;&quot;}&quot;" office:value-type="string" office:string-value=",{10,85.8684 }">
            <text:p>,{10,85.8684 }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91.4944 </text:p>
          </table:table-cell>
          <table:table-cell table:formula="of:=&quot;,{&quot;&amp;[.A12]&amp;&quot;,&quot;&amp;[.B12]&amp;&quot;}&quot;" office:value-type="string" office:string-value=",{11,91.4944 }">
            <text:p>,{11,91.4944 }</text:p>
          </table:table-cell>
          <table:table-cell table:number-columns-repeated="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97.0680 </text:p>
          </table:table-cell>
          <table:table-cell table:formula="of:=&quot;,{&quot;&amp;[.A13]&amp;&quot;,&quot;&amp;[.B13]&amp;&quot;}&quot;" office:value-type="string" office:string-value=",{12,97.0680 }">
            <text:p>,{12,97.0680 }</text:p>
          </table:table-cell>
          <table:table-cell table:number-columns-repeated="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102.5892 </text:p>
          </table:table-cell>
          <table:table-cell table:formula="of:=&quot;,{&quot;&amp;[.A14]&amp;&quot;,&quot;&amp;[.B14]&amp;&quot;}&quot;" office:value-type="string" office:string-value=",{13,102.5892 }">
            <text:p>,{13,102.5892 }</text:p>
          </table:table-cell>
          <table:table-cell table:number-columns-repeated="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108.0579 </text:p>
          </table:table-cell>
          <table:table-cell table:formula="of:=&quot;,{&quot;&amp;[.A15]&amp;&quot;,&quot;&amp;[.B15]&amp;&quot;}&quot;" office:value-type="string" office:string-value=",{14,108.0579 }">
            <text:p>,{14,108.0579 }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113.4743 </text:p>
          </table:table-cell>
          <table:table-cell table:formula="of:=&quot;,{&quot;&amp;[.A16]&amp;&quot;,&quot;&amp;[.B16]&amp;&quot;}&quot;" office:value-type="string" office:string-value=",{15,113.4743 }">
            <text:p>,{15,113.4743 }</text:p>
          </table:table-cell>
          <table:table-cell table:number-columns-repeated="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118.8383 </text:p>
          </table:table-cell>
          <table:table-cell table:formula="of:=&quot;,{&quot;&amp;[.A17]&amp;&quot;,&quot;&amp;[.B17]&amp;&quot;}&quot;" office:value-type="string" office:string-value=",{16,118.8383 }">
            <text:p>,{16,118.8383 }</text:p>
          </table:table-cell>
          <table:table-cell table:number-columns-repeated="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124.1499 </text:p>
          </table:table-cell>
          <table:table-cell table:formula="of:=&quot;,{&quot;&amp;[.A18]&amp;&quot;,&quot;&amp;[.B18]&amp;&quot;}&quot;" office:value-type="string" office:string-value=",{17,124.1499 }">
            <text:p>,{17,124.1499 }</text:p>
          </table:table-cell>
          <table:table-cell table:number-columns-repeated="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129.4091 </text:p>
          </table:table-cell>
          <table:table-cell table:formula="of:=&quot;,{&quot;&amp;[.A19]&amp;&quot;,&quot;&amp;[.B19]&amp;&quot;}&quot;" office:value-type="string" office:string-value=",{18,129.4091 }">
            <text:p>,{18,129.4091 }</text:p>
          </table:table-cell>
          <table:table-cell table:number-columns-repeated="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134.6159 </text:p>
          </table:table-cell>
          <table:table-cell table:formula="of:=&quot;,{&quot;&amp;[.A20]&amp;&quot;,&quot;&amp;[.B20]&amp;&quot;}&quot;" office:value-type="string" office:string-value=",{19,134.6159 }">
            <text:p>,{19,134.6159 }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139.7703 </text:p>
          </table:table-cell>
          <table:table-cell table:formula="of:=&quot;,{&quot;&amp;[.A21]&amp;&quot;,&quot;&amp;[.B21]&amp;&quot;}&quot;" office:value-type="string" office:string-value=",{20,139.7703 }">
            <text:p>,{20,139.7703 }</text:p>
          </table:table-cell>
          <table:table-cell table:number-columns-repeated="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149.3323 </text:p>
          </table:table-cell>
          <table:table-cell table:formula="of:=&quot;,{&quot;&amp;[.A22]&amp;&quot;,&quot;&amp;[.B22]&amp;&quot;}&quot;" office:value-type="string" office:string-value=",{21,149.3323 }">
            <text:p>,{21,149.3323 }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158.8011 </text:p>
          </table:table-cell>
          <table:table-cell table:formula="of:=&quot;,{&quot;&amp;[.A23]&amp;&quot;,&quot;&amp;[.B23]&amp;&quot;}&quot;" office:value-type="string" office:string-value=",{22,158.8011 }">
            <text:p>,{22,158.8011 }</text:p>
          </table:table-cell>
          <table:table-cell table:number-columns-repeated="7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168.1768 </text:p>
          </table:table-cell>
          <table:table-cell table:formula="of:=&quot;,{&quot;&amp;[.A24]&amp;&quot;,&quot;&amp;[.B24]&amp;&quot;}&quot;" office:value-type="string" office:string-value=",{23,168.1768 }">
            <text:p>,{23,168.1768 }</text:p>
          </table:table-cell>
          <table:table-cell table:number-columns-repeated="7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177.4594 </text:p>
          </table:table-cell>
          <table:table-cell table:formula="of:=&quot;,{&quot;&amp;[.A25]&amp;&quot;,&quot;&amp;[.B25]&amp;&quot;}&quot;" office:value-type="string" office:string-value=",{24,177.4594 }">
            <text:p>,{24,177.4594 }</text:p>
          </table:table-cell>
          <table:table-cell table:number-columns-repeated="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186.6489 </text:p>
          </table:table-cell>
          <table:table-cell table:formula="of:=&quot;,{&quot;&amp;[.A26]&amp;&quot;,&quot;&amp;[.B26]&amp;&quot;}&quot;" office:value-type="string" office:string-value=",{25,186.6489 }">
            <text:p>,{25,186.6489 }</text:p>
          </table:table-cell>
          <table:table-cell table:number-columns-repeated="7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195.7452 </text:p>
          </table:table-cell>
          <table:table-cell table:formula="of:=&quot;,{&quot;&amp;[.A27]&amp;&quot;,&quot;&amp;[.B27]&amp;&quot;}&quot;" office:value-type="string" office:string-value=",{26,195.7452 }">
            <text:p>,{26,195.7452 }</text:p>
          </table:table-cell>
          <table:table-cell table:number-columns-repeated="7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4.7484 </text:p>
          </table:table-cell>
          <table:table-cell table:formula="of:=&quot;,{&quot;&amp;[.A28]&amp;&quot;,&quot;&amp;[.B28]&amp;&quot;}&quot;" office:value-type="string" office:string-value=",{27,204.7484 }">
            <text:p>,{27,204.7484 }</text:p>
          </table:table-cell>
          <table:table-cell table:number-columns-repeated="7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13.6585 </text:p>
          </table:table-cell>
          <table:table-cell table:formula="of:=&quot;,{&quot;&amp;[.A29]&amp;&quot;,&quot;&amp;[.B29]&amp;&quot;}&quot;" office:value-type="string" office:string-value=",{28,213.6585 }">
            <text:p>,{28,213.6585 }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22.4754 </text:p>
          </table:table-cell>
          <table:table-cell table:formula="of:=&quot;,{&quot;&amp;[.A30]&amp;&quot;,&quot;&amp;[.B30]&amp;&quot;}&quot;" office:value-type="string" office:string-value=",{29,222.4754 }">
            <text:p>,{29,222.4754 }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31.1992 </text:p>
          </table:table-cell>
          <table:table-cell table:formula="of:=&quot;,{&quot;&amp;[.A31]&amp;&quot;,&quot;&amp;[.B31]&amp;&quot;}&quot;" office:value-type="string" office:string-value=",{30,231.1992 }">
            <text:p>,{30,231.1992 }</text:p>
          </table:table-cell>
          <table:table-cell table:number-columns-repeated="7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46.4276 </text:p>
          </table:table-cell>
          <table:table-cell table:formula="of:=&quot;,{&quot;&amp;[.A32]&amp;&quot;,&quot;&amp;[.B32]&amp;&quot;}&quot;" office:value-type="string" office:string-value=",{31,246.4276 }">
            <text:p>,{31,246.4276 }</text:p>
          </table:table-cell>
          <table:table-cell table:number-columns-repeated="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61.1810 </text:p>
          </table:table-cell>
          <table:table-cell table:formula="of:=&quot;,{&quot;&amp;[.A33]&amp;&quot;,&quot;&amp;[.B33]&amp;&quot;}&quot;" office:value-type="string" office:string-value=",{32,261.1810 }">
            <text:p>,{32,261.1810 }</text:p>
          </table:table-cell>
          <table:table-cell table:number-columns-repeated="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75.4733 </text:p>
          </table:table-cell>
          <table:table-cell table:formula="of:=&quot;,{&quot;&amp;[.A34]&amp;&quot;,&quot;&amp;[.B34]&amp;&quot;}&quot;" office:value-type="string" office:string-value=",{33,275.4733 }">
            <text:p>,{33,275.4733 }</text:p>
          </table:table-cell>
          <table:table-cell table:number-columns-repeated="7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89.3179 </text:p>
          </table:table-cell>
          <table:table-cell table:formula="of:=&quot;,{&quot;&amp;[.A35]&amp;&quot;,&quot;&amp;[.B35]&amp;&quot;}&quot;" office:value-type="string" office:string-value=",{34,289.3179 }">
            <text:p>,{34,289.3179 }</text:p>
          </table:table-cell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302.7275 </text:p>
          </table:table-cell>
          <table:table-cell table:formula="of:=&quot;,{&quot;&amp;[.A36]&amp;&quot;,&quot;&amp;[.B36]&amp;&quot;}&quot;" office:value-type="string" office:string-value=",{35,302.7275 }">
            <text:p>,{35,302.7275 }</text:p>
          </table:table-cell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315.7144 </text:p>
          </table:table-cell>
          <table:table-cell table:formula="of:=&quot;,{&quot;&amp;[.A37]&amp;&quot;,&quot;&amp;[.B37]&amp;&quot;}&quot;" office:value-type="string" office:string-value=",{36,315.7144 }">
            <text:p>,{36,315.7144 }</text:p>
          </table:table-cell>
          <table:table-cell table:number-columns-repeated="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328.2905 </text:p>
          </table:table-cell>
          <table:table-cell table:formula="of:=&quot;,{&quot;&amp;[.A38]&amp;&quot;,&quot;&amp;[.B38]&amp;&quot;}&quot;" office:value-type="string" office:string-value=",{37,328.2905 }">
            <text:p>,{37,328.2905 }</text:p>
          </table:table-cell>
          <table:table-cell table:number-columns-repeated="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340.4671 </text:p>
          </table:table-cell>
          <table:table-cell table:formula="of:=&quot;,{&quot;&amp;[.A39]&amp;&quot;,&quot;&amp;[.B39]&amp;&quot;}&quot;" office:value-type="string" office:string-value=",{38,340.4671 }">
            <text:p>,{38,340.4671 }</text:p>
          </table:table-cell>
          <table:table-cell table:number-columns-repeated="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352.2554 </text:p>
          </table:table-cell>
          <table:table-cell table:formula="of:=&quot;,{&quot;&amp;[.A40]&amp;&quot;,&quot;&amp;[.B40]&amp;&quot;}&quot;" office:value-type="string" office:string-value=",{39,352.2554 }">
            <text:p>,{39,352.2554 }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363.6658 </text:p>
          </table:table-cell>
          <table:table-cell table:formula="of:=&quot;,{&quot;&amp;[.A41]&amp;&quot;,&quot;&amp;[.B41]&amp;&quot;}&quot;" office:value-type="string" office:string-value=",{40,363.6658 }">
            <text:p>,{40,363.6658 }</text:p>
          </table:table-cell>
          <table:table-cell table:number-columns-repeated="7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408.1240 </text:p>
          </table:table-cell>
          <table:table-cell table:formula="of:=&quot;,{&quot;&amp;[.A42]&amp;&quot;,&quot;&amp;[.B42]&amp;&quot;}&quot;" office:value-type="string" office:string-value=",{41,408.1240 }">
            <text:p>,{41,408.1240 }</text:p>
          </table:table-cell>
          <table:table-cell table:number-columns-repeated="7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451.7883 </text:p>
          </table:table-cell>
          <table:table-cell table:formula="of:=&quot;,{&quot;&amp;[.A43]&amp;&quot;,&quot;&amp;[.B43]&amp;&quot;}&quot;" office:value-type="string" office:string-value=",{42,451.7883 }">
            <text:p>,{42,451.7883 }</text:p>
          </table:table-cell>
          <table:table-cell table:number-columns-repeated="7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494.6798 </text:p>
          </table:table-cell>
          <table:table-cell table:formula="of:=&quot;,{&quot;&amp;[.A44]&amp;&quot;,&quot;&amp;[.B44]&amp;&quot;}&quot;" office:value-type="string" office:string-value=",{43,494.6798 }">
            <text:p>,{43,494.6798 }</text:p>
          </table:table-cell>
          <table:table-cell table:number-columns-repeated="7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536.8188 </text:p>
          </table:table-cell>
          <table:table-cell table:formula="of:=&quot;,{&quot;&amp;[.A45]&amp;&quot;,&quot;&amp;[.B45]&amp;&quot;}&quot;" office:value-type="string" office:string-value=",{44,536.8188 }">
            <text:p>,{44,536.8188 }</text:p>
          </table:table-cell>
          <table:table-cell table:number-columns-repeated="7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578.2249 </text:p>
          </table:table-cell>
          <table:table-cell table:formula="of:=&quot;,{&quot;&amp;[.A46]&amp;&quot;,&quot;&amp;[.B46]&amp;&quot;}&quot;" office:value-type="string" office:string-value=",{45,578.2249 }">
            <text:p>,{45,578.2249 }</text:p>
          </table:table-cell>
          <table:table-cell table:number-columns-repeated="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618.9172 </text:p>
          </table:table-cell>
          <table:table-cell table:formula="of:=&quot;,{&quot;&amp;[.A47]&amp;&quot;,&quot;&amp;[.B47]&amp;&quot;}&quot;" office:value-type="string" office:string-value=",{46,618.9172 }">
            <text:p>,{46,618.9172 }</text:p>
          </table:table-cell>
          <table:table-cell table:number-columns-repeated="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658.9138 </text:p>
          </table:table-cell>
          <table:table-cell table:formula="of:=&quot;,{&quot;&amp;[.A48]&amp;&quot;,&quot;&amp;[.B48]&amp;&quot;}&quot;" office:value-type="string" office:string-value=",{47,658.9138 }">
            <text:p>,{47,658.9138 }</text:p>
          </table:table-cell>
          <table:table-cell table:number-columns-repeated="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698.2325 </text:p>
          </table:table-cell>
          <table:table-cell table:formula="of:=&quot;,{&quot;&amp;[.A49]&amp;&quot;,&quot;&amp;[.B49]&amp;&quot;}&quot;" office:value-type="string" office:string-value=",{48,698.2325 }">
            <text:p>,{48,698.2325 }</text:p>
          </table:table-cell>
          <table:table-cell table:number-columns-repeated="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736.8905 </text:p>
          </table:table-cell>
          <table:table-cell table:formula="of:=&quot;,{&quot;&amp;[.A50]&amp;&quot;,&quot;&amp;[.B50]&amp;&quot;}&quot;" office:value-type="string" office:string-value=",{49,736.8905 }">
            <text:p>,{49,736.8905 }</text:p>
          </table:table-cell>
          <table:table-cell table:number-columns-repeated="7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774.9041 </text:p>
          </table:table-cell>
          <table:table-cell table:formula="of:=&quot;,{&quot;&amp;[.A51]&amp;&quot;,&quot;&amp;[.B51]&amp;&quot;}&quot;" office:value-type="string" office:string-value=",{50,774.9041 }">
            <text:p>,{50,774.9041 }</text:p>
          </table:table-cell>
          <table:table-cell table:number-columns-repeated="7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871.0599 </text:p>
          </table:table-cell>
          <table:table-cell table:formula="of:=&quot;,{&quot;&amp;[.A52]&amp;&quot;,&quot;&amp;[.B52]&amp;&quot;}&quot;" office:value-type="string" office:string-value=",{51,871.0599 }">
            <text:p>,{51,871.0599 }</text:p>
          </table:table-cell>
          <table:table-cell table:number-columns-repeated="7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964.8705 </text:p>
          </table:table-cell>
          <table:table-cell table:formula="of:=&quot;,{&quot;&amp;[.A53]&amp;&quot;,&quot;&amp;[.B53]&amp;&quot;}&quot;" office:value-type="string" office:string-value=",{52,964.8705 }">
            <text:p>,{52,964.8705 }</text:p>
          </table:table-cell>
          <table:table-cell table:number-columns-repeated="7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1056.4206 </text:p>
          </table:table-cell>
          <table:table-cell table:formula="of:=&quot;,{&quot;&amp;[.A54]&amp;&quot;,&quot;&amp;[.B54]&amp;&quot;}&quot;" office:value-type="string" office:string-value=",{53,1056.4206 }">
            <text:p>,{53,1056.4206 }</text:p>
          </table:table-cell>
          <table:table-cell table:number-columns-repeated="7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1145.7910 </text:p>
          </table:table-cell>
          <table:table-cell table:formula="of:=&quot;,{&quot;&amp;[.A55]&amp;&quot;,&quot;&amp;[.B55]&amp;&quot;}&quot;" office:value-type="string" office:string-value=",{54,1145.7910 }">
            <text:p>,{54,1145.7910 }</text:p>
          </table:table-cell>
          <table:table-cell table:number-columns-repeated="7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1233.0585 </text:p>
          </table:table-cell>
          <table:table-cell table:formula="of:=&quot;,{&quot;&amp;[.A56]&amp;&quot;,&quot;&amp;[.B56]&amp;&quot;}&quot;" office:value-type="string" office:string-value=",{55,1233.0585 }">
            <text:p>,{55,1233.0585 }</text:p>
          </table:table-cell>
          <table:table-cell table:number-columns-repeated="7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1318.2965 </text:p>
          </table:table-cell>
          <table:table-cell table:formula="of:=&quot;,{&quot;&amp;[.A57]&amp;&quot;,&quot;&amp;[.B57]&amp;&quot;}&quot;" office:value-type="string" office:string-value=",{56,1318.2965 }">
            <text:p>,{56,1318.2965 }</text:p>
          </table:table-cell>
          <table:table-cell table:number-columns-repeated="7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1401.5750 </text:p>
          </table:table-cell>
          <table:table-cell table:formula="of:=&quot;,{&quot;&amp;[.A58]&amp;&quot;,&quot;&amp;[.B58]&amp;&quot;}&quot;" office:value-type="string" office:string-value=",{57,1401.5750 }">
            <text:p>,{57,1401.5750 }</text:p>
          </table:table-cell>
          <table:table-cell table:number-columns-repeated="7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1482.9608 </text:p>
          </table:table-cell>
          <table:table-cell table:formula="of:=&quot;,{&quot;&amp;[.A59]&amp;&quot;,&quot;&amp;[.B59]&amp;&quot;}&quot;" office:value-type="string" office:string-value=",{58,1482.9608 }">
            <text:p>,{58,1482.9608 }</text:p>
          </table:table-cell>
          <table:table-cell table:number-columns-repeated="7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1562.5178 </text:p>
          </table:table-cell>
          <table:table-cell table:formula="of:=&quot;,{&quot;&amp;[.A60]&amp;&quot;,&quot;&amp;[.B60]&amp;&quot;}&quot;" office:value-type="string" office:string-value=",{59,1562.5178 }">
            <text:p>,{59,1562.5178 }</text:p>
          </table:table-cell>
          <table:table-cell table:number-columns-repeated="7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1640.3068 </text:p>
          </table:table-cell>
          <table:table-cell table:formula="of:=&quot;,{&quot;&amp;[.A61]&amp;&quot;,&quot;&amp;[.B61]&amp;&quot;}&quot;" office:value-type="string" office:string-value=",{60,1640.3068 }">
            <text:p>,{60,1640.3068 }</text:p>
          </table:table-cell>
          <table:table-cell table:number-columns-repeated="7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1752.3215 </text:p>
          </table:table-cell>
          <table:table-cell table:formula="of:=&quot;,{&quot;&amp;[.A62]&amp;&quot;,&quot;&amp;[.B62]&amp;&quot;}&quot;" office:value-type="string" office:string-value=",{61,1752.3215 }">
            <text:p>,{61,1752.3215 }</text:p>
          </table:table-cell>
          <table:table-cell table:number-columns-repeated="7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1861.9011 </text:p>
          </table:table-cell>
          <table:table-cell table:formula="of:=&quot;,{&quot;&amp;[.A63]&amp;&quot;,&quot;&amp;[.B63]&amp;&quot;}&quot;" office:value-type="string" office:string-value=",{62,1861.9011 }">
            <text:p>,{62,1861.9011 }</text:p>
          </table:table-cell>
          <table:table-cell table:number-columns-repeated="7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1969.1242 </text:p>
          </table:table-cell>
          <table:table-cell table:formula="of:=&quot;,{&quot;&amp;[.A64]&amp;&quot;,&quot;&amp;[.B64]&amp;&quot;}&quot;" office:value-type="string" office:string-value=",{63,1969.1242 }">
            <text:p>,{63,1969.1242 }</text:p>
          </table:table-cell>
          <table:table-cell table:number-columns-repeated="7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2074.0659 </text:p>
          </table:table-cell>
          <table:table-cell table:formula="of:=&quot;,{&quot;&amp;[.A65]&amp;&quot;,&quot;&amp;[.B65]&amp;&quot;}&quot;" office:value-type="string" office:string-value=",{64,2074.0659 }">
            <text:p>,{64,2074.0659 }</text:p>
          </table:table-cell>
          <table:table-cell table:number-columns-repeated="7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2176.7983 </text:p>
          </table:table-cell>
          <table:table-cell table:formula="of:=&quot;,{&quot;&amp;[.A66]&amp;&quot;,&quot;&amp;[.B66]&amp;&quot;}&quot;" office:value-type="string" office:string-value=",{65,2176.7983 }">
            <text:p>,{65,2176.7983 }</text:p>
          </table:table-cell>
          <table:table-cell table:number-columns-repeated="7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2277.3904 </text:p>
          </table:table-cell>
          <table:table-cell table:formula="of:=&quot;,{&quot;&amp;[.A67]&amp;&quot;,&quot;&amp;[.B67]&amp;&quot;}&quot;" office:value-type="string" office:string-value=",{66,2277.3904 }">
            <text:p>,{66,2277.3904 }</text:p>
          </table:table-cell>
          <table:table-cell table:number-columns-repeated="7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2375.9085 </text:p>
          </table:table-cell>
          <table:table-cell table:formula="of:=&quot;,{&quot;&amp;[.A68]&amp;&quot;,&quot;&amp;[.B68]&amp;&quot;}&quot;" office:value-type="string" office:string-value=",{67,2375.9085 }">
            <text:p>,{67,2375.9085 }</text:p>
          </table:table-cell>
          <table:table-cell table:number-columns-repeated="7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2472.4160 </text:p>
          </table:table-cell>
          <table:table-cell table:formula="of:=&quot;,{&quot;&amp;[.A69]&amp;&quot;,&quot;&amp;[.B69]&amp;&quot;}&quot;" office:value-type="string" office:string-value=",{68,2472.4160 }">
            <text:p>,{68,2472.4160 }</text:p>
          </table:table-cell>
          <table:table-cell table:number-columns-repeated="7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2566.9739 </text:p>
          </table:table-cell>
          <table:table-cell table:formula="of:=&quot;,{&quot;&amp;[.A70]&amp;&quot;,&quot;&amp;[.B70]&amp;&quot;}&quot;" office:value-type="string" office:string-value=",{69,2566.9739 }">
            <text:p>,{69,2566.9739 }</text:p>
          </table:table-cell>
          <table:table-cell table:number-columns-repeated="7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2659.6406 </text:p>
          </table:table-cell>
          <table:table-cell table:formula="of:=&quot;,{&quot;&amp;[.A71]&amp;&quot;,&quot;&amp;[.B71]&amp;&quot;}&quot;" office:value-type="string" office:string-value=",{70,2659.6406 }">
            <text:p>,{70,2659.6406 }</text:p>
          </table:table-cell>
          <table:table-cell table:number-columns-repeated="7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2780.3044 </text:p>
          </table:table-cell>
          <table:table-cell table:formula="of:=&quot;,{&quot;&amp;[.A72]&amp;&quot;,&quot;&amp;[.B72]&amp;&quot;}&quot;" office:value-type="string" office:string-value=",{71,2780.3044 }">
            <text:p>,{71,2780.3044 }</text:p>
          </table:table-cell>
          <table:table-cell table:number-columns-repeated="7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2898.6022 </text:p>
          </table:table-cell>
          <table:table-cell table:formula="of:=&quot;,{&quot;&amp;[.A73]&amp;&quot;,&quot;&amp;[.B73]&amp;&quot;}&quot;" office:value-type="string" office:string-value=",{72,2898.6022 }">
            <text:p>,{72,2898.6022 }</text:p>
          </table:table-cell>
          <table:table-cell table:number-columns-repeated="7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3014.6029 </text:p>
          </table:table-cell>
          <table:table-cell table:formula="of:=&quot;,{&quot;&amp;[.A74]&amp;&quot;,&quot;&amp;[.B74]&amp;&quot;}&quot;" office:value-type="string" office:string-value=",{73,3014.6029 }">
            <text:p>,{73,3014.6029 }</text:p>
          </table:table-cell>
          <table:table-cell table:number-columns-repeated="7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3128.3729 </text:p>
          </table:table-cell>
          <table:table-cell table:formula="of:=&quot;,{&quot;&amp;[.A75]&amp;&quot;,&quot;&amp;[.B75]&amp;&quot;}&quot;" office:value-type="string" office:string-value=",{74,3128.3729 }">
            <text:p>,{74,3128.3729 }</text:p>
          </table:table-cell>
          <table:table-cell table:number-columns-repeated="7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3239.9758 </text:p>
          </table:table-cell>
          <table:table-cell table:formula="of:=&quot;,{&quot;&amp;[.A76]&amp;&quot;,&quot;&amp;[.B76]&amp;&quot;}&quot;" office:value-type="string" office:string-value=",{75,3239.9758 }">
            <text:p>,{75,3239.9758 }</text:p>
          </table:table-cell>
          <table:table-cell table:number-columns-repeated="7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3349.4730 </text:p>
          </table:table-cell>
          <table:table-cell table:formula="of:=&quot;,{&quot;&amp;[.A77]&amp;&quot;,&quot;&amp;[.B77]&amp;&quot;}&quot;" office:value-type="string" office:string-value=",{76,3349.4730 }">
            <text:p>,{76,3349.4730 }</text:p>
          </table:table-cell>
          <table:table-cell table:number-columns-repeated="7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3456.9236 </text:p>
          </table:table-cell>
          <table:table-cell table:formula="of:=&quot;,{&quot;&amp;[.A78]&amp;&quot;,&quot;&amp;[.B78]&amp;&quot;}&quot;" office:value-type="string" office:string-value=",{77,3456.9236 }">
            <text:p>,{77,3456.9236 }</text:p>
          </table:table-cell>
          <table:table-cell table:number-columns-repeated="7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3562.3843 </text:p>
          </table:table-cell>
          <table:table-cell table:formula="of:=&quot;,{&quot;&amp;[.A79]&amp;&quot;,&quot;&amp;[.B79]&amp;&quot;}&quot;" office:value-type="string" office:string-value=",{78,3562.3843 }">
            <text:p>,{78,3562.3843 }</text:p>
          </table:table-cell>
          <table:table-cell table:number-columns-repeated="7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3665.9099 </text:p>
          </table:table-cell>
          <table:table-cell table:formula="of:=&quot;,{&quot;&amp;[.A80]&amp;&quot;,&quot;&amp;[.B80]&amp;&quot;}&quot;" office:value-type="string" office:string-value=",{79,3665.9099 }">
            <text:p>,{79,3665.9099 }</text:p>
          </table:table-cell>
          <table:table-cell table:number-columns-repeated="7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3767.5533 </text:p>
          </table:table-cell>
          <table:table-cell table:formula="of:=&quot;,{&quot;&amp;[.A81]&amp;&quot;,&quot;&amp;[.B81]&amp;&quot;}&quot;" office:value-type="string" office:string-value=",{80,3767.5533 }">
            <text:p>,{80,3767.5533 }</text:p>
          </table:table-cell>
          <table:table-cell table:number-columns-repeated="7"/>
        </table:table-row>
        <table:table-row table:style-name="ro2" table:number-rows-repeated="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6">16.10.2023</text:date>, <text:time>21:32:2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0T22:40:08</meta:creation-date>
    <dc:date>2023-10-16T21:32:24.73</dc:date>
    <meta:editing-duration>PT31M59S</meta:editing-duration>
    <meta:editing-cycles>9</meta:editing-cycles>
    <meta:generator>OpenOffice/4.1.7$Win32 OpenOffice.org_project/417m1$Build-9800</meta:generator>
    <meta:document-statistic meta:table-count="3" meta:cell-count="248" meta:object-count="0"/>
  </office:meta>
</office:document-meta>
</file>